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500000048D7016C18F2DC70DA.png" manifest:media-type="image/png"/>
  <manifest:file-entry manifest:full-path="Pictures/10000201000000DA0000005794708387DDE45FF5.png" manifest:media-type="image/png"/>
  <manifest:file-entry manifest:full-path="Pictures/10000201000000520000006B3471265D323B8703.png" manifest:media-type="image/png"/>
  <manifest:file-entry manifest:full-path="Pictures/1000020100000272000000FD21C271F84557C91F.png" manifest:media-type="image/png"/>
  <manifest:file-entry manifest:full-path="Pictures/10000201000000D200000066C4E7B3E41394191B.png" manifest:media-type="image/png"/>
  <manifest:file-entry manifest:full-path="Pictures/100002010000007200000046A8C875E6D86EBDDD.png" manifest:media-type="image/png"/>
  <manifest:file-entry manifest:full-path="Pictures/100002010000008300000047488695F9702148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2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6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T1" style:family="text">
      <style:text-properties fo:color="#000000" style:font-name="Liberation Serif" fo:font-size="6pt" style:font-size-asian="6pt" style:font-name-complex="DejaVuSans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8pt" fo:font-weight="normal" style:font-size-asian="10pt" style:font-name-complex="DejaVuSans" style:font-size-complex="10pt"/>
    </style:style>
    <style:style style:name="T6" style:family="text">
      <style:text-properties fo:color="#000000" style:font-name="Liberation Serif" fo:font-size="6pt" fo:font-weight="bold" style:font-size-asian="10pt" style:font-name-complex="DejaVu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91cm" svg:height="2.108cm" svg:x="4.6cm" svg:y="0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0.879cm" svg:x2="4.592cm" svg:y2="0.879cm">
          <text:p/>
        </draw:line>
        <draw:line draw:style-name="gr3" draw:text-style-name="P2" draw:layer="layout" svg:x1="3.376cm" svg:y1="1.006cm" svg:x2="3.63cm" svg:y2="0.752cm">
          <text:p/>
        </draw:line>
        <draw:frame draw:style-name="gr4" draw:text-style-name="P4" draw:layer="layout" svg:width="0.51cm" svg:height="0.284cm" svg:x="3.417cm" svg:y="0.468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5" draw:text-style-name="P6" draw:layer="layout" svg:width="0.508cm" svg:height="0.508cm" svg:x="0.033cm" svg:y="0.618cm">
          <text:p text:style-name="P5"><text:span text:style-name="T2">s</text:span><text:span text:style-name="T2">i</text:span><text:span text:style-name="T2">g</text:span><text:span text:style-name="T2">n</text:span></text:p>
          <text:p text:style-name="P5"><text:span text:style-name="T2">1</text:span><text:span text:style-name="T2">-</text:span><text:span text:style-name="T2">b</text:span><text:span text:style-name="T2">i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618cm">
          <text:p text:style-name="P5"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/text:p>
          <text:p text:style-name="P5"><text:span text:style-name="T2">8</text:span><text:span text:style-name="T2">-</text:span><text:span text:style-name="T2">b</text:span><text:span text:style-name="T2">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61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1.979cm" svg:x2="4.592cm" svg:y2="1.979cm">
          <text:p/>
        </draw:line>
        <draw:line draw:style-name="gr3" draw:text-style-name="P2" draw:layer="layout" svg:x1="3.376cm" svg:y1="2.106cm" svg:x2="3.63cm" svg:y2="1.852cm">
          <text:p/>
        </draw:line>
        <draw:line draw:style-name="gr2" draw:text-style-name="P2" draw:layer="layout" svg:x1="6.665cm" svg:y1="1.457cm" svg:x2="8.062cm" svg:y2="1.457cm">
          <text:p/>
        </draw:line>
        <draw:line draw:style-name="gr3" draw:text-style-name="P2" draw:layer="layout" svg:x1="6.846cm" svg:y1="1.584cm" svg:x2="7.1cm" svg:y2="1.33cm">
          <text:p/>
        </draw:line>
        <draw:frame draw:style-name="gr8" draw:text-style-name="P9" draw:layer="layout" svg:width="0.84cm" svg:height="0.33cm" svg:x="6.735cm" svg:y="1.624cm">
          <draw:text-box>
            <text:p text:style-name="P3"><text:span text:style-name="T3">IEEE </text:span><text:span text:style-name="T3">754</text:span></text:p>
          </draw:text-box>
        </draw:frame>
        <draw:frame draw:style-name="gr4" draw:text-style-name="P4" draw:layer="layout" svg:width="0.51cm" svg:height="0.284cm" svg:x="6.887cm" svg:y="1.046cm">
          <draw:text-box>
            <text:p text:style-name="P3"><text:span text:style-name="T1">32-bit</text:span></text:p>
          </draw:text-box>
        </draw:frame>
        <draw:frame draw:style-name="gr9" draw:text-style-name="P2" draw:layer="layout" svg:width="1.905cm" svg:height="0.77cm" svg:x="4.693cm" svg:y="1.07cm">
          <draw:image xlink:href="Pictures/1000020100000272000000FD21C271F84557C91F.png" xlink:type="simple" xlink:show="embed" xlink:actuate="onLoad">
            <text:p/>
          </draw:image>
        </draw:frame>
        <draw:frame draw:style-name="gr9" draw:text-style-name="P2" draw:layer="layout" svg:width="0.763cm" svg:height="0.304cm" svg:x="8.099cm" svg:y="1.296cm">
          <draw:image xlink:href="Pictures/10000201000000DA0000005794708387DDE45FF5.png" xlink:type="simple" xlink:show="embed" xlink:actuate="onLoad">
            <text:p/>
          </draw:image>
        </draw:frame>
        <draw:frame draw:style-name="gr10" draw:text-style-name="P10" draw:layer="layout" svg:width="0.222cm" svg:height="0.314cm" svg:x="0.032cm" svg:y="-0.04cm">
          <draw:text-box>
            <text:p><text:span text:style-name="T4">a</text:span><text:span text:style-name="T4">)</text:span></text:p>
          </draw:text-box>
        </draw:frame>
        <draw:frame draw:style-name="gr11" draw:text-style-name="P11" draw:layer="layout" svg:width="2.669cm" svg:height="0.627cm" svg:x="4.281cm" svg:y="2.592cm">
          <draw:text-box>
            <text:p text:style-name="P3"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r</text:span><text:span text:style-name="T5">d</text:span><text:span text:style-name="T5"> </text:span><text:span text:style-name="T5">f</text:span><text:span text:style-name="T5">l</text:span><text:span text:style-name="T5">o</text:span><text:span text:style-name="T5">a</text:span><text:span text:style-name="T5">t</text:span><text:span text:style-name="T5">i</text:span><text:span text:style-name="T5">n</text:span><text:span text:style-name="T5">g</text:span><text:span text:style-name="T5">-</text:span><text:span text:style-name="T5">p</text:span><text:span text:style-name="T5">o</text:span><text:span text:style-name="T5">i</text:span><text:span text:style-name="T5">n</text:span><text:span text:style-name="T5">t</text:span></text:p>
          </draw:text-box>
        </draw:frame>
        <draw:frame draw:style-name="gr8" draw:text-style-name="P9" draw:layer="layout" svg:width="0.84cm" svg:height="0.33cm" svg:x="3.265cm" svg:y="1.06cm">
          <draw:text-box>
            <text:p text:style-name="P3"><text:span text:style-name="T3">IE</text:span><text:span text:style-name="T3">E</text:span><text:span text:style-name="T3">E </text:span><text:span text:style-name="T3">75</text:span><text:span text:style-name="T3">4</text:span></text:p>
          </draw:text-box>
        </draw:frame>
        <draw:custom-shape draw:style-name="gr5" draw:text-style-name="P6" draw:layer="layout" svg:width="0.508cm" svg:height="0.508cm" svg:x="0.033cm" svg:y="1.718cm">
          <text:p text:style-name="P5"><text:span text:style-name="T2">si</text:span><text:span text:style-name="T2">g</text:span><text:span text:style-name="T2">n</text:span></text:p>
          <text:p text:style-name="P5"><text:span text:style-name="T2">1</text:span><text:span text:style-name="T2">-</text:span><text:span text:style-name="T2">bi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1.718cm">
          <text:p text:style-name="P5"><text:span text:style-name="T2">expo</text:span><text:span text:style-name="T2">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1.718cm">
          <text:p text:style-name="P5"><text:span text:style-name="T2">m</text:span><text:span text:style-name="T2">a</text:span><text:span text:style-name="T2">n</text:span><text:span text:style-name="T2">t</text:span><text:span text:style-name="T2">i</text:span><text:span text:style-name="T2">s</text:span><text:span text:style-name="T2">s</text:span><text:span text:style-name="T2">a</text:span></text:p>
          <text:p text:style-name="P5"><text:span text:style-name="T2">2</text:span><text:span text:style-name="T2">3</text:span><text:span text:style-name="T2">-</text:span><text:span text:style-name="T2">b</text:span><text:span text:style-name="T2">i</text:span><text:span text:style-name="T2">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1.568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2.16cm">
          <draw:text-box>
            <text:p text:style-name="P3"><text:span text:style-name="T3">I</text:span><text:span text:style-name="T3">E</text:span><text:span text:style-name="T3">E</text:span><text:span text:style-name="T3">E</text:span><text:span text:style-name="T3"> </text:span><text:span text:style-name="T3">7</text:span><text:span text:style-name="T3">5</text:span><text:span text:style-name="T3">4</text:span></text:p>
          </draw:text-box>
        </draw:frame>
        <draw:frame draw:style-name="gr9" draw:text-style-name="P2" draw:layer="layout" svg:width="0.243cm" svg:height="0.317cm" svg:x="2.536cm" svg:y="0.723cm">
          <draw:image xlink:href="Pictures/10000201000000520000006B3471265D323B8703.png" xlink:type="simple" xlink:show="embed" xlink:actuate="onLoad">
            <text:p/>
          </draw:image>
        </draw:frame>
        <draw:frame draw:style-name="gr9" draw:text-style-name="P2" draw:layer="layout" svg:width="0.644cm" svg:height="0.313cm" svg:x="2.476cm" svg:y="1.833cm">
          <draw:image xlink:href="Pictures/10000201000000D200000066C4E7B3E41394191B.png" xlink:type="simple" xlink:show="embed" xlink:actuate="onLoad">
            <text:p/>
          </draw:image>
        </draw:frame>
        <draw:line draw:style-name="gr2" draw:text-style-name="P2" draw:layer="layout" svg:x1="3.195cm" svg:y1="3.851cm" svg:x2="4.592cm" svg:y2="3.851cm">
          <text:p/>
        </draw:line>
        <draw:line draw:style-name="gr3" draw:text-style-name="P2" draw:layer="layout" svg:x1="3.376cm" svg:y1="3.978cm" svg:x2="3.63cm" svg:y2="3.724cm">
          <text:p/>
        </draw:line>
        <draw:frame draw:style-name="gr4" draw:text-style-name="P4" draw:layer="layout" svg:width="0.51cm" svg:height="0.284cm" svg:x="3.417cm" svg:y="3.44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3.59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3.59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3.59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4.951cm" svg:x2="4.592cm" svg:y2="4.951cm">
          <text:p/>
        </draw:line>
        <draw:line draw:style-name="gr3" draw:text-style-name="P2" draw:layer="layout" svg:x1="3.376cm" svg:y1="5.078cm" svg:x2="3.63cm" svg:y2="4.824cm">
          <text:p/>
        </draw:line>
        <draw:line draw:style-name="gr2" draw:text-style-name="P2" draw:layer="layout" svg:x1="6.665cm" svg:y1="4.429cm" svg:x2="8.062cm" svg:y2="4.429cm">
          <text:p/>
        </draw:line>
        <draw:line draw:style-name="gr3" draw:text-style-name="P2" draw:layer="layout" svg:x1="6.846cm" svg:y1="4.556cm" svg:x2="7.1cm" svg:y2="4.302cm">
          <text:p/>
        </draw:line>
        <draw:frame draw:style-name="gr8" draw:text-style-name="P9" draw:layer="layout" svg:width="0.84cm" svg:height="0.33cm" svg:x="6.735cm" svg:y="4.596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4.018cm">
          <draw:text-box>
            <text:p text:style-name="P3"><text:span text:style-name="T1">32-bit</text:span></text:p>
          </draw:text-box>
        </draw:frame>
        <draw:frame draw:style-name="gr12" draw:text-style-name="P12" draw:layer="layout" svg:width="0.57cm" svg:height="0.627cm" svg:x="3.265cm" svg:y="5.118cm">
          <draw:text-box>
            <text:p text:style-name="P3"><text:span text:style-name="T6">Knob</text:span></text:p>
          </draw:text-box>
        </draw:frame>
        <draw:frame draw:style-name="gr9" draw:text-style-name="P2" draw:layer="layout" svg:width="1.905cm" svg:height="0.77cm" svg:x="4.693cm" svg:y="4.042cm">
          <draw:image xlink:href="Pictures/1000020100000272000000FD21C271F84557C91F.png" xlink:type="simple" xlink:show="embed" xlink:actuate="onLoad">
            <text:p/>
          </draw:image>
        </draw:frame>
        <draw:frame draw:style-name="gr9" draw:text-style-name="P2" draw:layer="layout" svg:width="0.763cm" svg:height="0.304cm" svg:x="8.099cm" svg:y="4.268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0.541cm" svg:y="4.69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4.69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6cm" svg:y="6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6.844cm" svg:x2="4.592cm" svg:y2="6.844cm">
          <text:p/>
        </draw:line>
        <draw:line draw:style-name="gr3" draw:text-style-name="P2" draw:layer="layout" svg:x1="3.376cm" svg:y1="6.971cm" svg:x2="3.63cm" svg:y2="6.717cm">
          <text:p/>
        </draw:line>
        <draw:frame draw:style-name="gr8" draw:text-style-name="P9" draw:layer="layout" svg:width="0.84cm" svg:height="0.33cm" svg:x="3.265cm" svg:y="7.011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7cm" svg:y="6.433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33cm" svg:y="6.583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6.583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6.583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7.944cm" svg:x2="4.592cm" svg:y2="7.944cm">
          <text:p/>
        </draw:line>
        <draw:line draw:style-name="gr3" draw:text-style-name="P2" draw:layer="layout" svg:x1="3.376cm" svg:y1="8.071cm" svg:x2="3.63cm" svg:y2="7.817cm">
          <text:p/>
        </draw:line>
        <draw:line draw:style-name="gr2" draw:text-style-name="P2" draw:layer="layout" svg:x1="6.665cm" svg:y1="7.422cm" svg:x2="8.062cm" svg:y2="7.422cm">
          <text:p/>
        </draw:line>
        <draw:line draw:style-name="gr3" draw:text-style-name="P2" draw:layer="layout" svg:x1="6.846cm" svg:y1="7.549cm" svg:x2="7.1cm" svg:y2="7.295cm">
          <text:p/>
        </draw:line>
        <draw:frame draw:style-name="gr8" draw:text-style-name="P9" draw:layer="layout" svg:width="0.84cm" svg:height="0.33cm" svg:x="6.735cm" svg:y="7.589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7.011cm">
          <draw:text-box>
            <text:p text:style-name="P3"><text:span text:style-name="T1">32-bit</text:span></text:p>
          </draw:text-box>
        </draw:frame>
        <draw:frame draw:style-name="gr12" draw:text-style-name="P12" draw:layer="layout" svg:width="0.57cm" svg:height="0.627cm" svg:x="3.265cm" svg:y="8.111cm">
          <draw:text-box>
            <text:p text:style-name="P3"><text:span text:style-name="T6">Knob</text:span></text:p>
          </draw:text-box>
        </draw:frame>
        <draw:frame draw:style-name="gr9" draw:text-style-name="P2" draw:layer="layout" svg:width="1.905cm" svg:height="0.77cm" svg:x="4.693cm" svg:y="7.035cm">
          <draw:image xlink:href="Pictures/1000020100000272000000FD21C271F84557C91F.png" xlink:type="simple" xlink:show="embed" xlink:actuate="onLoad">
            <text:p/>
          </draw:image>
        </draw:frame>
        <draw:frame draw:style-name="gr9" draw:text-style-name="P2" draw:layer="layout" svg:width="0.763cm" svg:height="0.304cm" svg:x="8.099cm" svg:y="7.261cm">
          <draw:image xlink:href="Pictures/10000201000000DA0000005794708387DDE45FF5.png" xlink:type="simple" xlink:show="embed" xlink:actuate="onLoad">
            <text:p/>
          </draw:image>
        </draw:frame>
        <draw:custom-shape draw:style-name="gr6" draw:text-style-name="P7" draw:layer="layout" svg:width="0.889cm" svg:height="0.508cm" svg:x="1.441cm" svg:y="7.683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0.239cm" svg:height="0.314cm" svg:x="0.032cm" svg:y="5.989cm">
          <draw:text-box>
            <text:p><text:span text:style-name="T4">c)</text:span></text:p>
          </draw:text-box>
        </draw:frame>
        <draw:frame draw:style-name="gr14" draw:text-style-name="P11" draw:layer="layout" svg:width="2.542cm" svg:height="0.314cm" svg:x="4.369cm" svg:y="5.564cm">
          <draw:text-box>
            <text:p text:style-name="P3"><text:span text:style-name="T5">Custom floating-point</text:span></text:p>
          </draw:text-box>
        </draw:frame>
        <draw:frame draw:style-name="gr15" draw:text-style-name="P11" draw:layer="layout" svg:width="1.416cm" svg:height="0.314cm" svg:x="4.907cm" svg:y="8.56cm">
          <draw:text-box>
            <text:p text:style-name="P3"><text:span text:style-name="T5">Logarithmic</text:span></text:p>
          </draw:text-box>
        </draw:frame>
        <draw:frame draw:style-name="gr8" draw:text-style-name="P9" draw:layer="layout" svg:width="0.84cm" svg:height="0.33cm" svg:x="3.265cm" svg:y="4.032cm">
          <draw:text-box>
            <text:p text:style-name="P3"><text:span text:style-name="T3">IEEE 754</text:span></text:p>
          </draw:text-box>
        </draw:frame>
        <draw:frame draw:style-name="gr13" draw:text-style-name="P10" draw:layer="layout" svg:width="0.239cm" svg:height="0.314cm" svg:x="0.033cm" svg:y="2.931cm">
          <draw:text-box>
            <text:p><text:span text:style-name="T4">b)</text:span></text:p>
          </draw:text-box>
        </draw:frame>
        <draw:frame draw:style-name="gr9" draw:text-style-name="P2" draw:layer="layout" svg:width="0.243cm" svg:height="0.317cm" svg:x="2.537cm" svg:y="3.693cm">
          <draw:image xlink:href="Pictures/10000201000000520000006B3471265D323B8703.png" xlink:type="simple" xlink:show="embed" xlink:actuate="onLoad">
            <text:p/>
          </draw:image>
        </draw:frame>
        <draw:frame draw:style-name="gr9" draw:text-style-name="P2" draw:layer="layout" svg:width="0.243cm" svg:height="0.317cm" svg:x="2.538cm" svg:y="6.694cm">
          <draw:image xlink:href="Pictures/10000201000000520000006B3471265D323B8703.png" xlink:type="simple" xlink:show="embed" xlink:actuate="onLoad">
            <text:p/>
          </draw:image>
        </draw:frame>
        <draw:frame draw:style-name="gr9" draw:text-style-name="P2" draw:layer="layout" svg:width="0.644cm" svg:height="0.313cm" svg:x="2.476cm" svg:y="4.806cm">
          <draw:image xlink:href="Pictures/10000201000000D200000066C4E7B3E41394191B.png" xlink:type="simple" xlink:show="embed" xlink:actuate="onLoad">
            <text:p/>
          </draw:image>
        </draw:frame>
        <draw:frame draw:style-name="gr9" draw:text-style-name="P2" draw:layer="layout" svg:width="0.644cm" svg:height="0.313cm" svg:x="2.476cm" svg:y="7.798cm">
          <draw:image xlink:href="Pictures/10000201000000D200000066C4E7B3E41394191B.png" xlink:type="simple" xlink:show="embed" xlink:actuate="onLoad">
            <text:p/>
          </draw:image>
        </draw:frame>
        <draw:frame draw:style-name="gr9" draw:text-style-name="P2" draw:layer="layout" svg:width="0.345cm" svg:height="0.212cm" svg:x="0.798cm" svg:y="4.96cm">
          <draw:image xlink:href="Pictures/100002010000007200000046A8C875E6D86EBDDD.png" xlink:type="simple" xlink:show="embed" xlink:actuate="onLoad">
            <text:p/>
          </draw:image>
        </draw:frame>
        <draw:frame draw:style-name="gr9" draw:text-style-name="P2" draw:layer="layout" svg:width="0.394cm" svg:height="0.214cm" svg:x="1.695cm" svg:y="4.957cm">
          <draw:image xlink:href="Pictures/100002010000008300000047488695F970214845.png" xlink:type="simple" xlink:show="embed" xlink:actuate="onLoad">
            <text:p/>
          </draw:image>
        </draw:frame>
        <draw:frame draw:style-name="gr9" draw:text-style-name="P2" draw:layer="layout" svg:width="0.345cm" svg:height="0.212cm" svg:x="1.699cm" svg:y="7.951cm">
          <draw:image xlink:href="Pictures/100002010000007200000046A8C875E6D86EBDDD.png" xlink:type="simple" xlink:show="embed" xlink:actuate="onLoad">
            <text:p/>
          </draw:image>
        </draw:frame>
        <draw:frame draw:style-name="gr9" draw:text-style-name="P2" draw:layer="layout" svg:width="0.456cm" svg:height="0.247cm" svg:x="3.49cm" svg:y="4.57cm">
          <draw:image xlink:href="Pictures/100002010000008500000048D7016C18F2DC70DA.png" xlink:type="simple" xlink:show="embed" xlink:actuate="onLoad">
            <text:p/>
          </draw:image>
        </draw:frame>
        <draw:frame draw:style-name="gr9" draw:text-style-name="P2" draw:layer="layout" svg:width="0.456cm" svg:height="0.247cm" svg:x="3.49cm" svg:y="7.571cm">
          <draw:image xlink:href="Pictures/100002010000008500000048D7016C18F2DC70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1-27T02:14:08.511283239</dc:date>
    <meta:editing-duration>PT2H9M6S</meta:editing-duration>
    <meta:editing-cycles>17</meta:editing-cycles>
    <meta:document-statistic meta:object-count="75"/>
  </office:meta>
</office:document-meta>
</file>